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6.549cm"/>
    </style:style>
    <style:style style:name="co29" style:family="table-column">
      <style:table-column-properties fo:break-before="auto" style:column-width="2.111cm"/>
    </style:style>
    <style:style style:name="co30" style:family="table-column">
      <style:table-column-properties fo:break-before="auto" style:column-width="2.237cm"/>
    </style:style>
    <style:style style:name="co31" style:family="table-column">
      <style:table-column-properties fo:break-before="auto" style:column-width="5.048cm"/>
    </style:style>
    <style:style style:name="co32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1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1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83108.74" calcext:value-type="float">
            <text:p>83.108,74</text:p>
          </table:table-cell>
          <table:table-cell table:formula="of:=SUM([.E8:.E59])" office:value-type="float" office:value="112308" calcext:value-type="float">
            <text:p>112.308,00</text:p>
          </table:table-cell>
          <table:table-cell table:style-name="ce58"/>
          <table:table-cell table:style-name="ce130" table:formula="of:=[.G6]-[.D1]+[.E1]" office:value-type="float" office:value="-74477.83" calcext:value-type="float">
            <text:p>-74.477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38" office:value-type="float" office:value="5000" calcext:value-type="float">
            <text:p>5.000,00</text:p>
          </table:table-cell>
          <table:table-cell table:style-name="ce14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29]-[.D29]+[.G28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0]-[.D30]+[.G29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1]-[.D31]+[.G30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2]-[.D32]+[.G31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3]-[.D33]+[.G32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4]-[.D34]+[.G33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5]-[.D35]+[.G34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6]-[.D36]+[.G35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7]-[.D37]+[.G36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8]-[.D38]+[.G37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9]-[.D39]+[.G38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0]-[.D40]+[.G39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41]-[.D41]+[.G40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2]-[.D42]+[.G41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3]-[.D43]+[.G42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4]-[.D44]+[.G43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5]-[.D45]+[.G44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6]-[.D46]+[.G45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7]-[.D47]+[.G46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144"/>
          <table:table-cell/>
          <table:table-cell table:style-name="ce147" table:formula="of:=[.E48]-[.D48]+[.G47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144"/>
          <table:table-cell/>
          <table:table-cell table:style-name="ce147" table:formula="of:=[.E49]-[.D49]+[.G48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50]-[.D50]+[.G49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51]-[.D51]+[.G50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2]-[.D52]+[.G5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53]-[.D53]+[.G52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ervin ziraat kredi hayat sigortası</text:p>
          </table:table-cell>
          <table:table-cell/>
          <table:table-cell office:value-type="float" office:value="1543" calcext:value-type="float">
            <text:p>1.543,00</text:p>
          </table:table-cell>
          <table:table-cell/>
          <table:table-cell table:style-name="ce147" table:formula="of:=[.E54]-[.D54]+[.G53]" office:value-type="float" office:value="-74477.83" calcext:value-type="float">
            <text:p>-74.477,83</text:p>
          </table:table-cell>
          <table:table-cell table:number-columns-repeated="57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>
          <table:table-cell table:style-name="ce9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'05 Nzn'.C11:.C19])" office:value-type="float" office:value="0" calcext:value-type="float">
            <text:p>0,00</text:p>
          </table:table-cell>
          <table:table-cell table:style-name="ce144"/>
          <table:table-cell table:number-columns-repeated="2"/>
        </table:table-row>
        <table:table-row table:style-name="ro1">
          <table:table-cell table:number-columns-repeated="3"/>
          <table:table-cell table:style-name="ce144"/>
          <table:table-cell table:number-columns-repeated="2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 table:number-columns-repeated="2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2">
          <table:table-cell/>
          <table:table-cell table:style-name="ce109"/>
          <table:table-cell table:style-name="ce117"/>
          <table:table-cell table:style-name="ce163"/>
          <table:table-cell table:style-name="ce163" table:formula="of:=-[.C26]" office:value-type="float" office:value="-0" calcext:value-type="float">
            <text:p>,00</text:p>
          </table:table-cell>
          <table:table-cell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26]-[.C27]+[.D27]" office:value-type="float" office:value="-8158.5" calcext:value-type="float">
            <text:p>-8.158,50</text:p>
          </table:table-cell>
          <table:table-cell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27]-[.C28]+[.D28]" office:value-type="float" office:value="-13858.5" calcext:value-type="float">
            <text:p>-13.858,5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113" office:value-type="string" calcext:value-type="string">
            <text:p>2020 HACI MURAT BALCI </text:p>
          </table:table-cell>
          <table:table-cell/>
          <table:table-cell table:style-name="ce144" table:number-columns-repeated="2"/>
          <table:table-cell table:number-columns-repeated="2"/>
        </table:table-row>
        <table:table-row table:style-name="ro2">
          <table:table-cell table:style-name="ce113"/>
          <table:table-cell/>
          <table:table-cell table:style-name="ce144" table:number-columns-repeated="2"/>
          <table:table-cell table:number-columns-repeated="2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2">
          <table:table-cell/>
          <table:table-cell table:style-name="ce113"/>
          <table:table-cell table:style-name="ce162" table:number-columns-repeated="3"/>
          <table:table-cell/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36]+[.C37]-[.D37]" office:value-type="float" office:value="0" calcext:value-type="float">
            <text:p>,00</text:p>
          </table:table-cell>
          <table:table-cell/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37]+[.C38]-[.D38]" office:value-type="float" office:value="0" calcext:value-type="float">
            <text:p>,00</text:p>
          </table:table-cell>
          <table:table-cell/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38]+[.C39]-[.D39]" office:value-type="float" office:value="0" calcext:value-type="float">
            <text:p>,0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39]+[.C40]-[.D40]" office:value-type="float" office:value="11000" calcext:value-type="float">
            <text:p>11.000,0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40]+[.C41]-[.D41]" office:value-type="float" office:value="14062.5" calcext:value-type="float">
            <text:p>14.062,5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41]+[.C42]-[.D42]" office:value-type="float" office:value="14775" calcext:value-type="float">
            <text:p>14.775,00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4477.83" calcext:value-type="float">
            <text:p>-74.477,83</text:p>
          </table:table-cell>
          <table:table-cell table:style-name="ce169"/>
          <table:table-cell table:style-name="ce164" table:formula="of:=[.E42]+[.C43]-[.D43]" office:value-type="float" office:value="-59702.83" calcext:value-type="float">
            <text:p>-59.702,83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43]+[.C44]-[.D44]" office:value-type="float" office:value="-80470.43" calcext:value-type="float">
            <text:p>-80.470,43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4 Ayşe'.E28]" office:value-type="float" office:value="-13858.5" calcext:value-type="float">
            <text:p>-13.858,50</text:p>
          </table:table-cell>
          <table:table-cell table:style-name="ce164"/>
          <table:table-cell table:style-name="ce164" table:formula="of:=[.E44]+[.C45]-[.D45]" office:value-type="float" office:value="-94328.93" calcext:value-type="float">
            <text:p>-94.328,93</text:p>
          </table:table-cell>
          <table:table-cell/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45]+[.C46]-[.D46]" office:value-type="float" office:value="-94328.93" calcext:value-type="float">
            <text:p>-94.328,93</text:p>
          </table:table-cell>
          <table:table-cell/>
        </table:table-row>
        <table:table-row table:style-name="ro2">
          <table:table-cell table:style-name="ce94"/>
          <table:table-cell/>
          <table:table-cell table:style-name="ce144" table:number-columns-repeated="2"/>
          <table:table-cell table:style-name="ce164"/>
          <table:table-cell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5 Nzn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ce144"/>
        <table:table-column table:style-name="co30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style-name="ce159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style-name="ce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88"/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44"/>
        <table:table-column table:style-name="co9" table:number-columns-repeated="2" table:default-cell-style-name="ce144"/>
        <table:table-row table:style-name="ro1" table:number-rows-repeated="15">
          <table:table-cell table:number-columns-repeated="2"/>
          <table:table-cell table:style-name="Default" table:number-columns-repeated="3"/>
        </table:table-row>
        <table:table-row table:style-name="ro2" table:number-rows-repeated="4">
          <table:table-cell table:style-name="ce94"/>
          <table:table-cell table:number-columns-repeated="3"/>
          <table:table-cell table:style-name="ce164"/>
        </table:table-row>
        <table:table-row table:style-name="ro2" table:number-rows-repeated="2">
          <table:table-cell table:number-columns-repeated="4"/>
          <table:table-cell table:style-name="ce164"/>
        </table:table-row>
        <table:table-row table:style-name="ro2" table:number-rows-repeated="8">
          <table:table-cell table:style-name="ce94"/>
          <table:table-cell table:number-columns-repeated="3"/>
          <table:table-cell table:style-name="ce164"/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08:26:44.73170264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2-17T10:10:29.128448476</dc:date>
    <meta:editing-duration>PT19H21M22S</meta:editing-duration>
    <meta:editing-cycles>107</meta:editing-cycles>
    <meta:generator>LibreOffice/7.0.1.2$Linux_X86_64 LibreOffice_project/7cbcfc562f6eb6708b5ff7d7397325de9e764452</meta:generator>
    <meta:print-date>2020-12-08T15:09:42.172123578</meta:print-date>
    <meta:document-statistic meta:table-count="7" meta:cell-count="486" meta:object-count="0"/>
  </office:meta>
</office:document-meta>
</file>